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345cm" draw:marker-end-width="0.345cm" draw:fill="none" draw:textarea-horizontal-align="justify" draw:textarea-vertical-align="middle" draw:auto-grow-height="false" fo:min-height="0.129cm" fo:min-width="0cm" fo:padding-top="0.145cm" fo:padding-bottom="0.145cm" fo:padding-left="0.27cm" fo:padding-right="0.27cm"/>
    </style:style>
    <style:style style:name="gr2" style:family="graphic" style:parent-style-name="objectwithoutfill">
      <style:graphic-properties svg:stroke-width="0.06cm" svg:stroke-color="#000000" draw:marker-start-width="0.38cm" draw:marker-end-width="0.38cm" svg:stroke-linecap="round" draw:fill="none" draw:textarea-vertical-align="middle" fo:padding-top="0.155cm" fo:padding-bottom="0.155cm" fo:padding-left="0.28cm" fo:padding-right="0.28cm"/>
    </style:style>
    <style:style style:name="gr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0.422cm" svg:height="0.429cm" svg:x="0.037cm" svg:y="0.033cm">
          <text:p/>
          <draw:enhanced-geometry svg:viewBox="0 0 21600 21600" draw:type="rectangle" draw:enhanced-path="M 0 0 L 21600 0 21600 21600 0 21600 0 0 Z N"/>
        </draw:custom-shape>
        <draw:g>
          <draw:path draw:style-name="gr2" draw:text-style-name="P1" draw:layer="layout" svg:width="0.162cm" svg:height="0.204cm" draw:transform="skewX (0.275412955964705) rotate (1.35594629587439) translate (0.131695261568945cm 0.199769901172786cm)" svg:viewBox="0 0 163 205" svg:d="M0 3c110-28 222 182 127 202">
            <text:p/>
          </draw:path>
          <draw:custom-shape draw:style-name="gr3" draw:text-style-name="P2" draw:layer="layout" svg:width="0.075cm" svg:height="0.066cm" svg:x="0.192cm" svg:y="0.3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" draw:text-style-name="P1" draw:layer="layout" svg:width="0.05cm" svg:height="0.141cm" draw:transform="skewX (0.839154304358874) rotate (-0.0792379480405432) translate (0.347cm 0.17cm)" svg:viewBox="0 0 51 142" svg:d="M0 0c132 112-55 24 51 142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0.494cm" fo:page-height="0.4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9-29T08:21:36.197643024</dc:date>
    <dc:creator>Engelbert Niehaus</dc:creator>
    <meta:editing-duration>PT30M47S</meta:editing-duration>
    <meta:editing-cycles>6</meta:editing-cycles>
    <meta:generator>LibreOffice/7.0.4.2$Linux_X86_64 LibreOffice_project/00$Build-2</meta:generator>
    <meta:document-statistic meta:object-count="5"/>
  </office:meta>
</office:document-meta>
</file>